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0.584cm"/>
    </style:style>
    <style:style style:name="co4" style:family="table-column">
      <style:table-column-properties fo:break-before="auto" style:column-width="1.044cm"/>
    </style:style>
    <style:style style:name="co5" style:family="table-column">
      <style:table-column-properties fo:break-before="auto" style:column-width="1.993cm"/>
    </style:style>
    <style:style style:name="ro1" style:family="table-row">
      <style:table-row-properties style:row-height="2.201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Default"/>
        <table:table-column table:style-name="co3" table:number-columns-repeated="9" table:default-cell-style-name="Default"/>
        <table:table-column table:style-name="co1" table:number-columns-repeated="90" table:default-cell-style-name="Default"/>
        <table:table-column table:style-name="co4" table:default-cell-style-name="Default"/>
        <table:table-column table:style-name="co5" table:number-columns-repeated="162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(ов) A</text:p>
          </table:table-cell>
          <table:table-cell table:style-name="ce1" office:value-type="string" calcext:value-type="string">
            <text:p>ID процесса 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Default" table:number-columns-repeated="1628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87"/>
          <table:table-cell table:style-name="Default" table:number-columns-repeated="1628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5"/>
          <table:table-cell table:style-name="Default" table:number-columns-repeated="1628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3"/>
          <table:table-cell table:style-name="Default" table:number-columns-repeated="1628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; 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7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8"/>
          <table:table-cell table:style-name="Default" table:number-columns-repeated="1628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5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0"/>
          <table:table-cell table:style-name="Default" table:number-columns-repeated="1628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72"/>
          <table:table-cell table:style-name="Default" table:number-columns-repeated="1628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1"/>
          <table:table-cell table:style-name="Default" table:number-columns-repeated="1628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5"/>
          <table:table-cell table:number-columns-repeated="71"/>
          <table:table-cell table:style-name="Default" table:number-columns-repeated="1628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7; 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9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4"/>
          <table:table-cell table:style-name="Default" table:number-columns-repeated="1628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5"/>
          <table:table-cell table:style-name="Default" table:number-columns-repeated="1628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3"/>
          <table:table-cell table:style-name="Default" table:number-columns-repeated="16280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8; 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number-columns-repeated="66"/>
          <table:table-cell table:style-name="Default" table:number-columns-repeated="16280"/>
        </table:table-row>
        <table:table-row table:style-name="ro3" table:number-rows-repeated="1048562">
          <table:table-cell table:number-columns-repeated="104"/>
          <table:table-cell table:style-name="Default" table:number-columns-repeated="16280"/>
        </table:table-row>
        <table:table-row table:style-name="ro3">
          <table:table-cell table:number-columns-repeated="104"/>
          <table:table-cell table:style-name="Default" table:number-columns-repeated="162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19T14:49:57.340355447</dc:date>
    <meta:editing-cycles>2</meta:editing-cycles>
    <meta:editing-duration>PT8M7S</meta:editing-duration>
    <meta:document-statistic meta:table-count="1" meta:cell-count="241" meta:object-count="0"/>
    <meta:generator>LibreOffice/25.8.1.1$Linux_X86_64 LibreOffice_project/6493efb0486b5ef4a09f10f25df428a1c89b13aa</meta:generator>
  </office:meta>
</office:document-meta>
</file>